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5b0e" officeooo:paragraph-rsid="00035b0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4pt" fo:letter-spacing="normal" fo:font-style="normal" fo:font-weight="bold" officeooo:rsid="00035b0e" officeooo:paragraph-rsid="00035b0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2pt" fo:letter-spacing="normal" fo:font-style="normal" fo:font-weight="normal" officeooo:rsid="00035b0e" officeooo:paragraph-rsid="00035b0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5f6368" style:font-name="Roboto" fo:font-size="12pt" fo:letter-spacing="normal" fo:font-style="normal" fo:font-weight="bold" officeooo:rsid="00035b0e" officeooo:paragraph-rsid="00035b0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5f6368" style:font-name="Liberation Serif" fo:font-size="14pt" fo:letter-spacing="normal" fo:font-style="normal" fo:font-weight="normal" officeooo:rsid="00035b0e" officeooo:paragraph-rsid="00035b0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35b0e" officeooo:paragraph-rsid="00035b0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5f6368" style:font-name="Liberation Serif" fo:font-size="14pt" fo:letter-spacing="normal" fo:font-style="normal" fo:font-weight="bold" officeooo:rsid="00035b0e" officeooo:paragraph-rsid="00035b0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5f6368" style:font-name="Liberation Serif" fo:font-size="14pt" fo:letter-spacing="normal" fo:font-style="normal" fo:font-weight="normal" officeooo:rsid="00035b0e" officeooo:paragraph-rsid="000aae7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aae71"/>
    </style:style>
    <style:style style:name="P10" style:family="paragraph" style:parent-style-name="Standard">
      <style:paragraph-properties fo:text-align="start" style:justify-single-word="false">
        <style:tab-stops>
          <style:tab-stop style:position="4.524cm"/>
        </style:tab-stops>
      </style:paragraph-properties>
      <style:text-properties officeooo:paragraph-rsid="000aae71"/>
    </style:style>
    <style:style style:name="T1" style:family="text">
      <style:text-properties fo:font-variant="normal" fo:text-transform="none" fo:color="#5f6368" style:font-name="Roboto" fo:font-size="12pt" fo:letter-spacing="normal" fo:font-style="normal" fo:font-weight="normal" officeooo:rsid="00054ca6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fo:color="#5f6368" style:font-name="Roboto" fo:font-size="12pt" fo:letter-spacing="normal" fo:font-style="normal" fo:font-weight="normal" officeooo:rsid="0008b10c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5f6368" style:font-name="Roboto" fo:font-size="12pt" fo:letter-spacing="normal" fo:font-style="normal" fo:font-weight="normal" officeooo:rsid="000aae71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5f6368" style:font-name="Roboto" fo:font-size="12pt" fo:letter-spacing="normal" fo:font-style="normal" fo:font-weight="normal" officeooo:rsid="00035b0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5f6368" style:font-name="Roboto" fo:font-size="12pt" fo:letter-spacing="normal" fo:font-style="normal" fo:font-weight="normal" officeooo:rsid="000a0e51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5f6368" style:font-name="Roboto" fo:font-size="12pt" fo:letter-spacing="normal" fo:font-style="normal" fo:font-weight="normal" officeooo:rsid="000aae71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5f6368" style:font-name="Liberation Serif" fo:font-size="14pt" fo:letter-spacing="normal" fo:font-style="normal" fo:font-weight="normal" officeooo:rsid="00035b0e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5f6368" style:font-name="Liberation Serif" fo:font-size="14pt" fo:letter-spacing="normal" fo:font-style="normal" fo:font-weight="normal" officeooo:rsid="000aae71" style:font-size-asian="14pt" style:font-weight-asian="normal" style:font-size-complex="14pt" style:font-weight-complex="normal"/>
    </style:style>
    <style:style style:name="T9" style:family="text">
      <style:text-properties officeooo:rsid="000aae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 -DBMS<text:line-break/></text:p>
      <text:p text:style-name="P6"/>
      <text:p text:style-name="P7">1. Find out the PG-13 rated comedy movies. DO NOT use the film_list table.</text:p>
      <text:p text:style-name="P5"/>
      <text:p text:style-name="P5">Method -1.</text:p>
      <text:p text:style-name="P5"/>
      <text:p text:style-name="P8">select f. film_id,f.title from </text:p>
      <text:p text:style-name="P8">((film_category fc INNER JOIN category c <text:s/>ON c.category_id=fc.category_id )</text:p>
      <text:p text:style-name="P8">INNER JOIN <text:s/>film f ON fc.film_id = f.film_id) </text:p>
      <text:p text:style-name="P8">where c.name = 'Comedy' </text:p>
      <text:p text:style-name="P8">AND fc.film_id = f.film_id </text:p>
      <text:p text:style-name="P8">AND <text:s/>f.rating = 'PG-13';</text:p>
      <text:p text:style-name="P5"/>
      <text:p text:style-name="P5">Method -2.</text:p>
      <text:p text:style-name="P5"/>
      <text:p text:style-name="P9"><text:span text:style-name="T8">SELECT</text:span><text:span text:style-name="T7"> f. film_id,f.title from film f,film_category fc,category c</text:span></text:p>
      <text:p text:style-name="P9"><text:span text:style-name="T7"><text:s/></text:span><text:span text:style-name="T8">WHERE</text:span><text:span text:style-name="T7"> c.category_id=fc.category_id </text:span></text:p>
      <text:p text:style-name="P9"><text:span text:style-name="T7">AND c.name = 'Comedy' </text:span></text:p>
      <text:p text:style-name="P9"><text:span text:style-name="T7">AND fc.film_id = f.film_id </text:span></text:p>
      <text:p text:style-name="P9"><text:span text:style-name="T7">AND <text:s/>f.rating = 'PG-13';<text:line-break/></text:span></text:p>
      <text:p text:style-name="P5"/>
      <text:p text:style-name="P5"/>
      <text:p text:style-name="P2">2. Find out the top 3 rented horror movies.</text:p>
      <text:p text:style-name="P2"/>
      <text:p text:style-name="P2"/>
      <text:p text:style-name="P9"><text:span text:style-name="T1"><text:s/>select fl.title,</text:span><text:span text:style-name="T2">COUNT</text:span><text:span text:style-name="T1">( fl.title) from film_list fl,rental r,inventory i </text:span></text:p>
      <text:p text:style-name="P9"><text:span text:style-name="T3">WHERE</text:span><text:span text:style-name="T1"> fl.category='Horror'</text:span></text:p>
      <text:p text:style-name="P9"><text:span text:style-name="T1"><text:s/></text:span><text:span text:style-name="T2">AND</text:span><text:span text:style-name="T1"> fl.FID=i.film_id </text:span></text:p>
      <text:p text:style-name="P9"><text:span text:style-name="T2">AND</text:span><text:span text:style-name="T1"> <text:s/>i.inventory_id = r.inventory_id </text:span></text:p>
      <text:p text:style-name="P9"><text:span text:style-name="T2">GROUP</text:span><text:span text:style-name="T1"> </text:span><text:span text:style-name="T2">BY</text:span><text:span text:style-name="T1"> title </text:span></text:p>
      <text:p text:style-name="P9"><text:span text:style-name="T2">ORDER</text:span><text:span text:style-name="T1"> </text:span><text:span text:style-name="T2">BY</text:span><text:span text:style-name="T1"> </text:span><text:span text:style-name="T2">COUNT</text:span><text:span text:style-name="T1">( fl.title) </text:span></text:p>
      <text:p text:style-name="P9"><text:span text:style-name="T2">DESC</text:span><text:span text:style-name="T1"> <text:s/>LIMIT 3;</text:span></text:p>
      <text:p text:style-name="P2"/>
      <text:p text:style-name="P2"/>
      <text:p text:style-name="P2">3. Find out the list of customers from India who have rented sports movies.</text:p>
      <text:p text:style-name="P2"/>
      <text:p text:style-name="P2"/>
      <text:p text:style-name="P9"><text:span text:style-name="T4">SELECT * FROM customer_list </text:span><text:span text:style-name="T6">WHERE</text:span><text:span text:style-name="T4"> country='India' </text:span></text:p>
      <text:p text:style-name="P9"><text:span text:style-name="T4">AND ID IN(SELECT r.customer_id from film_list fl,inventory i,rental r </text:span></text:p>
      <text:p text:style-name="P9"><text:span text:style-name="T4">WHERE fl.category='Sports' </text:span></text:p>
      <text:p text:style-name="P9"><text:span text:style-name="T4">AND fl.FID = i.film_id </text:span></text:p>
      <text:p text:style-name="P9"><text:span text:style-name="T4">AND r.inventory_id = i.inventory_id </text:span></text:p>
      <text:p text:style-name="P9"><text:span text:style-name="T4">GROUP BY r.customer_id);</text:span></text:p>
      <text:p text:style-name="P3"/>
      <text:p text:style-name="P3"><text:soft-page-break/></text:p>
      <text:p text:style-name="P3"/>
      <text:p text:style-name="P2">4. Find out the list of customers from Canada who have rented “NICK WAHLBERG” movies.</text:p>
      <text:p text:style-name="P2"/>
      <text:p text:style-name="P2"/>
      <text:p text:style-name="P9"><text:span text:style-name="T5">SELECT * FROM customer_list </text:span><text:span text:style-name="T6">WHERE</text:span><text:span text:style-name="T5"> country='Canada' </text:span></text:p>
      <text:p text:style-name="P9"><text:span text:style-name="T5">AND ID IN(SELECT r.customer_id from film_actor fa,inventory i,rental r,actor a WHERE a.first_name='NICK' AND a.last_name='WAHLBERG' </text:span></text:p>
      <text:p text:style-name="P9"><text:span text:style-name="T5">AND fa.film_id = i.film_id </text:span></text:p>
      <text:p text:style-name="P9"><text:span text:style-name="T5">AND r.inventory_id = i.inventory_id </text:span></text:p>
      <text:p text:style-name="P9"><text:span text:style-name="T5">AND a.actor_id=fa.actor_id);</text:span></text:p>
      <text:p text:style-name="P2"/>
      <text:p text:style-name="P2"/>
      <text:p text:style-name="P2"/>
      <text:p text:style-name="P2">5. Find out the number of movies in which “SEAN WILLIAMS” acted.</text:p>
      <text:p text:style-name="P2"/>
      <text:p text:style-name="P2"/>
      <text:p text:style-name="P9"><text:span text:style-name="T6">SELECT</text:span><text:span text:style-name="T4"> COUNT(DISTINCT fa.film_id) </text:span><text:span text:style-name="T6">FROM</text:span><text:span text:style-name="T4"> actor a,film_actor fa </text:span></text:p>
      <text:p text:style-name="P9"><text:span text:style-name="T4">WHERE a.first_name='SEAN' </text:span></text:p>
      <text:p text:style-name="P9"><text:span text:style-name="T4">AND a.last_name='WILLIAMS' </text:span></text:p>
      <text:p text:style-name="P9"><text:span text:style-name="T4">AND fa.actor_id = a.actor_id;</text:span></text:p>
      <text:p text:style-name="P2"/>
      <text:p text:style-name="P2"/>
      <text:p text:style-name="P4"/>
      <text:p text:style-name="P10"><text:span text:style-name="T6">SELECT</text:span><text:span text:style-name="T4"> COUNT(DISTINCT fa.film_id) </text:span><text:span text:style-name="T6">FROM</text:span><text:span text:style-name="T4"> actor a INNER JOIN film_actor fa ON fa.actor_id=a.actor_id <text:s/></text:span></text:p>
      <text:p text:style-name="P10"><text:span text:style-name="T4">WHERE a.first_name='SEAN' </text:span></text:p>
      <text:p text:style-name="P10"><text:span text:style-name="T4">AND a.last_name='WILLIAMS'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4:31:55.467250144</meta:creation-date>
    <dc:date>2021-11-30T16:51:01.628534034</dc:date>
    <meta:editing-duration>PT7H21M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241" meta:character-count="1794" meta:non-whitespace-character-count="1559"/>
  </office:meta>
</office:document-meta>
</file>